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583in" fo:margin-left="0in" table:align="left" style:writing-mode="lr-tb"/>
    </style:style>
    <style:style style:name="Table1.A" style:family="table-column">
      <style:table-column-properties style:column-width="0.6097in"/>
    </style:style>
    <style:style style:name="Table1.B" style:family="table-column">
      <style:table-column-properties style:column-width="0.0208in"/>
    </style:style>
    <style:style style:name="Table1.C" style:family="table-column">
      <style:table-column-properties style:column-width="5.3278in"/>
    </style:style>
    <style:style style:name="Table1.A1" style:family="table-cell">
      <style:table-cell-properties style:vertical-align="top" fo:padding="0.0104in" fo:border="none"/>
    </style:style>
    <style:style style:name="Table1.B1" style:family="table-cell">
      <style:table-cell-properties style:vertical-align="middle" fo:padding-left="0in" fo:padding-right="0in" fo:padding-top="0.0104in" fo:padding-bottom="0.0104in" fo:border="none"/>
    </style:style>
    <style:style style:name="Table2" style:family="table">
      <style:table-properties style:width="5.9583in" fo:margin-left="0in" table:align="left" style:writing-mode="lr-tb"/>
    </style:style>
    <style:style style:name="Table2.A" style:family="table-column">
      <style:table-column-properties style:column-width="0.6097in"/>
    </style:style>
    <style:style style:name="Table2.B" style:family="table-column">
      <style:table-column-properties style:column-width="0.0208in"/>
    </style:style>
    <style:style style:name="Table2.C" style:family="table-column">
      <style:table-column-properties style:column-width="5.3278in"/>
    </style:style>
    <style:style style:name="Table2.A1" style:family="table-cell">
      <style:table-cell-properties style:vertical-align="top" fo:padding="0.0104in" fo:border="none"/>
    </style:style>
    <style:style style:name="Table2.B1" style:family="table-cell">
      <style:table-cell-properties style:vertical-align="middle" fo:padding-left="0in" fo:padding-right="0in" fo:padding-top="0.0104in" fo:padding-bottom="0.0104in" fo:border="none"/>
    </style:style>
    <style:style style:name="Table3" style:family="table">
      <style:table-properties style:width="4.7313in" fo:margin-left="0in" table:align="left" style:writing-mode="lr-tb"/>
    </style:style>
    <style:style style:name="Table3.A" style:family="table-column">
      <style:table-column-properties style:column-width="0.6479in"/>
    </style:style>
    <style:style style:name="Table3.B" style:family="table-column">
      <style:table-column-properties style:column-width="0.0208in"/>
    </style:style>
    <style:style style:name="Table3.C" style:family="table-column">
      <style:table-column-properties style:column-width="4.0625in"/>
    </style:style>
    <style:style style:name="Table3.A1" style:family="table-cell">
      <style:table-cell-properties style:vertical-align="top" fo:padding="0.0104in" fo:border="none"/>
    </style:style>
    <style:style style:name="Table3.B1" style:family="table-cell">
      <style:table-cell-properties style:vertical-align="middle" fo:padding-left="0in" fo:padding-right="0in" fo:padding-top="0.0104in" fo:padding-bottom="0.0104in" fo:border="none"/>
    </style:style>
    <style:style style:name="Table4" style:family="table">
      <style:table-properties style:width="5.8944in" fo:margin-left="0in" table:align="left" style:writing-mode="lr-tb"/>
    </style:style>
    <style:style style:name="Table4.A" style:family="table-column">
      <style:table-column-properties style:column-width="0.6472in"/>
    </style:style>
    <style:style style:name="Table4.B" style:family="table-column">
      <style:table-column-properties style:column-width="0.0208in"/>
    </style:style>
    <style:style style:name="Table4.C" style:family="table-column">
      <style:table-column-properties style:column-width="5.2264in"/>
    </style:style>
    <style:style style:name="Table4.A1" style:family="table-cell">
      <style:table-cell-properties style:vertical-align="top" fo:padding="0.0104in" fo:border="none"/>
    </style:style>
    <style:style style:name="Table4.B1" style:family="table-cell">
      <style:table-cell-properties style:vertical-align="middle" fo:padding-left="0in" fo:padding-right="0in" fo:padding-top="0.0104in" fo:padding-bottom="0.0104in" fo:border="none"/>
    </style:style>
    <style:style style:name="Table5" style:family="table">
      <style:table-properties style:width="5.9583in" fo:margin-left="0in" table:align="left" style:writing-mode="lr-tb"/>
    </style:style>
    <style:style style:name="Table5.A" style:family="table-column">
      <style:table-column-properties style:column-width="0.6382in"/>
    </style:style>
    <style:style style:name="Table5.B" style:family="table-column">
      <style:table-column-properties style:column-width="0.0208in"/>
    </style:style>
    <style:style style:name="Table5.C" style:family="table-column">
      <style:table-column-properties style:column-width="5.2993in"/>
    </style:style>
    <style:style style:name="Table5.A1" style:family="table-cell">
      <style:table-cell-properties style:vertical-align="top" fo:padding="0.0104in" fo:border="none"/>
    </style:style>
    <style:style style:name="Table5.B1" style:family="table-cell">
      <style:table-cell-properties style:vertical-align="middle" fo:padding-left="0in" fo:padding-right="0in" fo:padding-top="0.0104in" fo:padding-bottom="0.0104in" fo:border="none"/>
    </style:style>
    <style:style style:name="Table6" style:family="table">
      <style:table-properties style:width="5.9583in" fo:margin-left="0in" table:align="left" style:writing-mode="lr-tb"/>
    </style:style>
    <style:style style:name="Table6.A" style:family="table-column">
      <style:table-column-properties style:column-width="0.6167in"/>
    </style:style>
    <style:style style:name="Table6.B" style:family="table-column">
      <style:table-column-properties style:column-width="0.0208in"/>
    </style:style>
    <style:style style:name="Table6.C" style:family="table-column">
      <style:table-column-properties style:column-width="5.3208in"/>
    </style:style>
    <style:style style:name="Table6.A1" style:family="table-cell">
      <style:table-cell-properties style:vertical-align="top" fo:padding="0.0104in" fo:border="none"/>
    </style:style>
    <style:style style:name="Table6.B1" style:family="table-cell">
      <style:table-cell-properties style:vertical-align="middle" fo:padding-left="0in" fo:padding-right="0in" fo:padding-top="0.0104in" fo:padding-bottom="0.0104in" fo:border="none"/>
    </style:style>
    <style:style style:name="P1" style:family="paragraph" style:parent-style-name="Standard">
      <style:paragraph-properties fo:margin-top="0in" fo:margin-bottom="0.1945in" style:writing-mode="lr-tb"/>
    </style:style>
    <style:style style:name="P2" style:family="paragraph" style:parent-style-name="Standard">
      <style:paragraph-properties fo:margin-top="0in" fo:margin-bottom="0in" style:writing-mode="lr-tb"/>
    </style:style>
    <style:style style:name="P3" style:family="paragraph" style:parent-style-name="Standard">
      <style:paragraph-properties fo:margin-top="0in" fo:margin-bottom="0in" fo:text-align="start" style:justify-single-word="false" style:writing-mode="lr-tb"/>
    </style:style>
    <style:style style:name="P4" style:family="paragraph" style:parent-style-name="Table">
      <style:paragraph-properties style:writing-mode="lr-tb"/>
    </style:style>
    <style:style style:name="P5" style:family="paragraph" style:parent-style-name="Standard">
      <style:paragraph-properties style:writing-mode="lr-tb"/>
    </style:style>
    <style:style style:name="P6" style:family="paragraph" style:parent-style-name="Heading_20_1" style:master-page-name="Standard">
      <style:paragraph-properties fo:margin-top="0in" fo:margin-bottom="0.1945in" style:page-number="auto" style:writing-mode="lr-tb"/>
    </style:style>
    <style:style style:name="T1" style:family="text">
      <style:text-properties fo:color="#000000" fo:font-size="13.5pt" fo:font-weight="bold" style:font-weight-asian="bold" style:font-weight-complex="bold"/>
    </style:style>
    <style:style style:name="T2" style:family="text">
      <style:text-properties fo:color="#ff0000" fo:font-size="13.5pt"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ff" style:text-underline-style="solid" style:text-underline-width="auto" style:text-underline-color="font-color"/>
    </style:style>
    <style:style style:name="T6" style:family="text">
      <style:text-properties fo:color="#0000ff" fo:font-style="italic" style:text-underline-style="solid" style:text-underline-width="auto" style:text-underline-color="font-color"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background-color="#ffff00"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style:text-position="super 58%"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oject: UV paper </text:h>
      <text:p text:style-name="P1"> There was a recent paper on the fluctuations in the background due to Helium reionization that included a note on bias<text:line-break/><text:line-break/><text:line-break/><text:line-break/><text:line-break/><text:line-break/><text:span text:style-name="T1">UVB</text:span><text:span text:style-name="T2"><text:line-break/></text:span><text:span text:style-name="T3">mandor:</text:span><text:span text:style-name="T4">/home/sleitner/uvb</text:span><text:line-break/><text:span text:style-name="T4">hlist files </text:span> <text:span text:style-name="T4">from </text:span><text:span text:style-name="T3">AVALON</text:span><text:span text:style-name="T4">: /avalon/data/andrey/L120/</text:span><text:span text:style-name="T4"><text:line-break/></text:span><text:span text:style-name="T4"><text:line-break/></text:span>1) Run samrun.cray from <text:span text:style-name="T4">leda</text:span>:massfunc/ehu/  and scp lofm into mandor's uvb/input/<text:line-break/><text:line-break/>2) Run samrunuv.cray to get fluxes at various osf*rvir positions<text:line-break/><text:line-break/>3)  Edit histo.cray to include the relevant files<text:line-break/>3a) on a big run maybe ls output/ &gt;histo.cray ; add ./histo.awk to the beginning of every line.<text:line-break/>3) Run histo.cray to call histo.awk to parse and histogram values in output from #2<text:line-break/><text:line-break/>4a) ls histograms/*mth &gt; list-of-fnames<text:line-break/>4b) edit list-of-fnames removing -saw-mth so that sm can add those<text:line-break/><text:line-break/>5) run <text:a xlink:type="simple" xlink:href="http://flux.sm/"><text:span text:style-name="T5">flux.sm</text:span></text:a> (flux) in supermongo<text:line-break/><text:line-break/>6) scp results to laptop and examine previews<text:line-break/><text:line-break/><text:line-break/>splot 'hlist_0.2003.dat' u 2:3:4 every ::18 w d<text:line-break/>plot [][1e9:1e14]'/data/andrey/Box80WMAP/HC/hlist_00114_a.dat' u 10,'/data/andrey/Box80WMAP/HC/hlist_00114.dat'  u 10 w d<text:line-break/><text:line-break/>awk '{print( ($2*($10)-$11+newdiff)/newbg )}' h-z3-0os-bg<text:line-break/><text:line-break/>hlist files are from /avalon/data/andrey/L120/<text:line-break/><text:line-break/><text:line-break/>source files===============<text:line-break/>To generate the source files change the input to muvb.c 1 (2 for both)<text:line-break/>plot (rhalf,lrho) colored by halo or by rhalf's source flux<text:line-break/>gnuplot&gt;load 'rhcmv.plt'<text:line-break/>gnuplot&gt;load 'rhcms.plt'<text:line-break/>plot (rhalf/rvir,lrho) colored by halo or by rhalf's source flux<text:line-break/>gnuplot&gt;load 'rhrvcmv.plt'<text:line-break/>gnuplot&gt;load 'rhrvcms.plt'<text:line-break/><text:line-break/><text:line-break/><text:line-break/>mandor has UVB , fitting is done in velocity space though and comparison files are mfcl80g etc <text:soft-page-break/>from  leda:massfunc/ehu/*<text:line-break/>comparison is available in leda:LSS/Eisenstein-Hu-test/<text:a xlink:type="simple" xlink:href="http://pkerr.ps/"><text:span text:style-name="T5">pkerr.ps</text:span></text:a> and <text:a xlink:type="simple" xlink:href="http://pkcomp.ps/"><text:span text:style-name="T5">pkcomp.ps</text:span></text:a><text:line-break/>I fixed this somewhere though....<text:line-break/><text:span text:style-name="T4"><text:line-break/></text:span><text:line-break/><text:line-break/></text:p>
      <table:table table:name="Table1" table:style-name="Table1">
        <table:table-column table:style-name="Table1.A"/>
        <table:table-column table:style-name="Table1.B"/>
        <table:table-column table:style-name="Table1.C"/>
        <table:table-row>
          <table:table-cell table:style-name="Table1.A1" office:value-type="string">
            <text:p text:style-name="P3"><text:span text:style-name="T4">Title:</text:span> </text:p>
          </table:table-cell>
          <table:table-cell table:style-name="Table1.B1" office:value-type="string">
            <text:p text:style-name="P1"/>
            <text:p text:style-name="P2"/>
          </table:table-cell>
          <table:table-cell table:style-name="Table1.A1" office:value-type="string">
            <text:p text:style-name="P3">On the Importance of Local Sources of Radiation in Cosmological Absorption Systems </text:p>
          </table:table-cell>
        </table:table-row>
        <table:table-row>
          <table:table-cell table:style-name="Table1.A1" office:value-type="string">
            <text:p text:style-name="P3"><text:span text:style-name="T4">Authors:</text:span> </text:p>
          </table:table-cell>
          <table:table-cell table:style-name="Table1.B1" office:value-type="string">
            <text:p text:style-name="P1"/>
            <text:p text:style-name="P2"/>
          </table:table-cell>
          <table:table-cell table:style-name="Table1.A1" office:value-type="string">
            <text:p text:style-name="P3">Miralda-Escudé, Jordi </text:p>
          </table:table-cell>
        </table:table-row>
      </table:table>
      <text:p text:style-name="P4"/>
      <text:p text:style-name="P1"><text:span text:style-name="T5">http://adsabs.harvard.edu/cgi-bin/bib_query?2005ApJ...620L..91M</text:span><text:line-break/><text:span text:style-name="T7">This Letter derives a straightforward upper limit to the average contribution to the total radiation flux from any local source, demonstrating that </text:span><text:span text:style-name="T8">local sources can be at most of comparable importance to the cosmic background in typical damped Lyα and Lyman limit</text:span><text:span text:style-name="T7"> systems and must be on average negligible compared to the background in any class of absorption systems that have a rate of incidence much higher than that of Lyman limit systems.</text:span><text:span text:style-name="T7"><text:line-break/></text:span><text:span text:style-name="T7"><text:line-break/></text:span></text:p>
      <table:table table:name="Table2" table:style-name="Table2">
        <table:table-column table:style-name="Table2.A"/>
        <table:table-column table:style-name="Table2.B"/>
        <table:table-column table:style-name="Table2.C"/>
        <table:table-row>
          <table:table-cell table:style-name="Table2.A1" office:value-type="string">
            <text:p text:style-name="P3"><text:span text:style-name="T4">Title:</text:span> </text:p>
          </table:table-cell>
          <table:table-cell table:style-name="Table2.B1" office:value-type="string">
            <text:p text:style-name="P1"/>
            <text:p text:style-name="P2"/>
          </table:table-cell>
          <table:table-cell table:style-name="Table2.A1" office:value-type="string">
            <text:p text:style-name="P3">On the Importance of Local Sources of Radiation for Quasar Absorption Line Systems </text:p>
          </table:table-cell>
        </table:table-row>
        <table:table-row>
          <table:table-cell table:style-name="Table2.A1" office:value-type="string">
            <text:p text:style-name="P3"><text:span text:style-name="T4">Authors:</text:span> </text:p>
          </table:table-cell>
          <table:table-cell table:style-name="Table2.B1" office:value-type="string">
            <text:p text:style-name="P1"/>
            <text:p text:style-name="P2"/>
          </table:table-cell>
          <table:table-cell table:style-name="Table2.A1" office:value-type="string">
            <text:p text:style-name="P3"><text:a xlink:type="simple" xlink:href="http://adsabs.harvard.edu/cgi-bin/author_form?author=Schaye,+J&amp;fullauthor=Schaye,%20Joop&amp;charset=UTF-8&amp;db_key=AST"><text:span text:style-name="T5">Schaye, Joop</text:span></text:a> </text:p>
          </table:table-cell>
        </table:table-row>
      </table:table>
      <text:p text:style-name="P4"/>
      <text:p text:style-name="P1"><text:span text:style-name="T5">http://adsabs.harvard.edu/cgi-bin/bib_query?2004astro.ph..9137S</text:span><text:line-break/><text:span text:style-name="T7">Assuming that the absorption systems are gas clouds centered on sources of radiation,</text:span><text:span text:style-name="T7"><text:line-break/></text:span><text:span text:style-name="T7"><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3"><text:span text:style-name="T4">Title:</text:span> </text:p>
          </table:table-cell>
          <table:table-cell table:style-name="Table3.B1" office:value-type="string">
            <text:p text:style-name="P1"/>
            <text:p text:style-name="P2"/>
          </table:table-cell>
          <table:table-cell table:style-name="Table3.A1" office:value-type="string">
            <text:p text:style-name="P3">The proximity effect around high-redshift galaxies </text:p>
          </table:table-cell>
        </table:table-row>
        <table:table-row>
          <table:table-cell table:style-name="Table3.A1" office:value-type="string">
            <text:p text:style-name="P3"><text:span text:style-name="T4">Authors:</text:span> </text:p>
          </table:table-cell>
          <table:table-cell table:style-name="Table3.B1" office:value-type="string">
            <text:p text:style-name="P1"/>
            <text:p text:style-name="P2"/>
          </table:table-cell>
          <table:table-cell table:style-name="Table3.A1" office:value-type="string">
            <text:p text:style-name="P3"><text:a xlink:type="simple" xlink:href="http://adsabs.harvard.edu/cgi-bin/author_form?author=Maselli,+A&amp;fullauthor=Maselli,%20A.&amp;charset=UTF-8&amp;db_key=AST"><text:span text:style-name="T5">Maselli, A.</text:span></text:a>; <text:a xlink:type="simple" xlink:href="http://adsabs.harvard.edu/cgi-bin/author_form?author=Ferrara,+A&amp;fullauthor=Ferrara,%20A.&amp;charset=UTF-8&amp;db_key=AST"><text:span text:style-name="T5">Ferrara, A.</text:span></text:a>; <text:a xlink:type="simple" xlink:href="http://adsabs.harvard.edu/cgi-bin/author_form?author=Bruscoli,+M&amp;fullauthor=Bruscoli,%20M.&amp;charset=UTF-8&amp;db_key=AST"><text:span text:style-name="T5">Bruscoli, M.</text:span></text:a>; <text:a xlink:type="simple" xlink:href="http://adsabs.harvard.edu/cgi-bin/author_form?author=Marri,+S&amp;fullauthor=Marri,%20S.&amp;charset=UTF-8&amp;db_key=AST"><text:span text:style-name="T5">Marri, S.</text:span></text:a>; <text:a xlink:type="simple" xlink:href="http://adsabs.harvard.edu/cgi-bin/author_form?author=Schneider,+R&amp;fullauthor=Schneider,%20R.&amp;charset=UTF-8&amp;db_key=AST"><text:span text:style-name="T5">Schneider, R.</text:span></text:a> </text:p>
          </table:table-cell>
        </table:table-row>
      </table:table>
      <text:p text:style-name="P4"/>
      <text:p text:style-name="P1"><text:span text:style-name="T5">http://adsabs.harvard.edu/cgi-bin/bib_query?arXiv:astro-ph/0311255</text:span><text:span text:style-name="T9"><text:line-break/></text:span><text:span text:style-name="T9">This does what we do, but with a 10Mpc box and explicitly modeling the galaxies.</text:span><text:line-break/><text:line-break/></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text:span text:style-name="T4">Title:</text:span> </text:p>
          </table:table-cell>
          <table:table-cell table:style-name="Table4.B1" office:value-type="string">
            <text:p text:style-name="P1"/>
            <text:p text:style-name="P2"/>
          </table:table-cell>
          <table:table-cell table:style-name="Table4.A1" office:value-type="string">
            <text:p text:style-name="P3">Ionizing Radiation Fluctuations and Large-Scale Structure in the Lyα Forest </text:p>
          </table:table-cell>
        </table:table-row>
        <table:table-row>
          <table:table-cell table:style-name="Table4.A1" office:value-type="string">
            <text:p text:style-name="P3"><text:span text:style-name="T4">Authors:</text:span> </text:p>
          </table:table-cell>
          <table:table-cell table:style-name="Table4.B1" office:value-type="string">
            <text:p text:style-name="P1"/>
            <text:p text:style-name="P2"/>
          </table:table-cell>
          <table:table-cell table:style-name="Table4.A1" office:value-type="string">
            <text:p text:style-name="P3"><text:a xlink:type="simple" xlink:href="http://adsabs.harvard.edu/cgi-bin/author_form?author=Croft,+R&amp;fullauthor=Croft,%20Rupert%20A.%20C.&amp;charset=UTF-8&amp;db_key=AST"><text:span text:style-name="T5">Croft, Rupert A. C.</text:span></text:a> </text:p>
          </table:table-cell>
        </table:table-row>
      </table:table>
      <text:p text:style-name="P4"/>
      <text:p text:style-name="P1"><text:span text:style-name="T5">http://adsabs.harvard.edu/abs/2004ApJ...610..642C</text:span><text:line-break/><text:span text:style-name="T7">Using a ray-tracing algorithm, we simulate a model in which </text:span><text:span text:style-name="T8">quasars</text:span><text:span text:style-name="T7"> are the dominant sources of radiation ... finding that the power spectrum of the Lyα forest can be suppressed by as much as 15% for modes with </text:span><text:span text:style-name="T8">k=0.05-1hMpc</text:span><text:span text:style-name="T11">-1</text:span><text:line-break/><text:line-break/></text:p>
      <table:table table:name="Table5" table:style-name="Table5">
        <table:table-column table:style-name="Table5.A"/>
        <table:table-column table:style-name="Table5.B"/>
        <table:table-column table:style-name="Table5.C"/>
        <table:table-row>
          <table:table-cell table:style-name="Table5.A1" office:value-type="string">
            <text:p text:style-name="P3"><text:span text:style-name="T4">Title:</text:span> </text:p>
          </table:table-cell>
          <table:table-cell table:style-name="Table5.B1" office:value-type="string">
            <text:p text:style-name="P1"/>
            <text:p text:style-name="P2"/>
          </table:table-cell>
          <table:table-cell table:style-name="Table5.A1" office:value-type="string">
            <text:p text:style-name="P3">The effects of ultraviolet background correlations on Lyα forest flux statistics </text:p>
          </table:table-cell>
        </table:table-row>
        <table:table-row>
          <table:table-cell table:style-name="Table5.A1" office:value-type="string">
            <text:p text:style-name="P3"><text:span text:style-name="T4">Authors:</text:span> </text:p>
          </table:table-cell>
          <table:table-cell table:style-name="Table5.B1" office:value-type="string">
            <text:p text:style-name="P1"/>
            <text:p text:style-name="P2"/>
          </table:table-cell>
          <table:table-cell table:style-name="Table5.A1" office:value-type="string">
            <text:p text:style-name="P3"><text:a xlink:type="simple" xlink:href="http://adsabs.harvard.edu/cgi-bin/author_form?author=Meiksin,+A&amp;fullauthor=Meiksin,%20Avery&amp;charset=UTF-8&amp;db_key=AST"><text:span text:style-name="T5">Meiksin, Avery</text:span></text:a>; <text:a xlink:type="simple" xlink:href="http://adsabs.harvard.edu/cgi-bin/author_form?author=White,+M&amp;fullauthor=White,%20Martin&amp;charset=UTF-8&amp;db_key=AST"><text:span text:style-name="T5">White, Martin</text:span></text:a> </text:p>
          </table:table-cell>
        </table:table-row>
      </table:table>
      <text:p text:style-name="P4"/>
      <text:p text:style-name="P1"><text:span text:style-name="T5">http://adsabs.harvard.edu/abs/2004MNRAS.350.1107M</text:span><text:line-break/>We examine the possible effects of ultraviolet (UV) background fluctuations on the pixel flux power spectrum and autocorrelation function of the Lyα forest due to a finite number of sources in an attenuating medium.<text:line-break/>We consider scenarios in which quasi-stellar object (QSO) sources dominate the contribution to the UV background.<text:line-break/><text:line-break/></text:p>
      <table:table table:name="Table6" table:style-name="Table6">
        <table:table-column table:style-name="Table6.A"/>
        <table:table-column table:style-name="Table6.B"/>
        <table:table-column table:style-name="Table6.C"/>
        <table:table-row>
          <table:table-cell table:style-name="Table6.A1" office:value-type="string">
            <text:p text:style-name="P3"><text:span text:style-name="T4">Title:</text:span> </text:p>
          </table:table-cell>
          <table:table-cell table:style-name="Table6.B1" office:value-type="string">
            <text:p text:style-name="P1"/>
            <text:p text:style-name="P2"/>
          </table:table-cell>
          <table:table-cell table:style-name="Table6.A1" office:value-type="string">
            <text:p text:style-name="P3">The Lyα forest around high-redshift galaxies </text:p>
          </table:table-cell>
        </table:table-row>
        <table:table-row>
          <table:table-cell table:style-name="Table6.A1" office:value-type="string">
            <text:p text:style-name="P3"><text:span text:style-name="T4">Authors:</text:span> </text:p>
          </table:table-cell>
          <table:table-cell table:style-name="Table6.B1" office:value-type="string">
            <text:p text:style-name="P1"/>
            <text:p text:style-name="P2"/>
          </table:table-cell>
          <table:table-cell table:style-name="Table6.A1" office:value-type="string">
            <text:p text:style-name="P3"><text:a xlink:type="simple" xlink:href="http://adsabs.harvard.edu/cgi-bin/author_form?author=Bruscoli,+M&amp;fullauthor=Bruscoli,%20M.&amp;charset=UTF-8&amp;db_key=AST"><text:span text:style-name="T5">Bruscoli, M.</text:span></text:a>; <text:a xlink:type="simple" xlink:href="http://adsabs.harvard.edu/cgi-bin/author_form?author=Ferrara,+A&amp;fullauthor=Ferrara,%20A.&amp;charset=UTF-8&amp;db_key=AST"><text:span text:style-name="T5">Ferrara, A.</text:span></text:a>; <text:a xlink:type="simple" xlink:href="http://adsabs.harvard.edu/cgi-bin/author_form?author=Marri,+S&amp;fullauthor=Marri,%20S.&amp;charset=UTF-8&amp;db_key=AST"><text:span text:style-name="T5">Marri, S.</text:span></text:a>; <text:a xlink:type="simple" xlink:href="http://adsabs.harvard.edu/cgi-bin/author_form?author=Schneider,+R&amp;fullauthor=Schneider,%20R.&amp;charset=UTF-8&amp;db_key=AST"><text:span text:style-name="T5">Schneider, R.</text:span></text:a>; <text:a xlink:type="simple" xlink:href="http://adsabs.harvard.edu/cgi-bin/author_form?author=Maselli,+A&amp;fullauthor=Maselli,%20A.&amp;charset=UTF-8&amp;db_key=AST"><text:span text:style-name="T5">Maselli, A.</text:span></text:a>; <text:a xlink:type="simple" xlink:href="http://adsabs.harvard.edu/cgi-bin/author_form?author=Rollinde,+E&amp;fullauthor=Rollinde,%20E.&amp;charset=UTF-8&amp;db_key=AST"><text:span text:style-name="T5">Rollinde, E.</text:span></text:a>; <text:a xlink:type="simple" xlink:href="http://adsabs.harvard.edu/cgi-bin/author_form?author=Aracil,+B&amp;fullauthor=Aracil,%20B.&amp;charset=UTF-8&amp;db_key=AST"><text:span text:style-name="T5">Aracil, B.</text:span></text:a> </text:p>
          </table:table-cell>
        </table:table-row>
      </table:table>
      <text:p text:style-name="P4"/>
      <text:p text:style-name="P5"><text:span text:style-name="T6">http://adsabs.harvard.edu/abs/2003MNRAS.343L..41B</text:span><text:span text:style-name="T7"><text:line-break/></text:span><text:span text:style-name="T7">The most likely explanation is that the</text:span><text:span text:style-name="T10"> ram pressure</text:span><text:span text:style-name="T8"> </text:span><text:span text:style-name="T7">of the accreting/infalling gas slows down and effectively conﬁnes winds to relatively modest distances from the explosion sites (Bruscoli et al. 2002)... Unless either feedback is not properly modelled in cosmological simulations or an observational selection bias is present, we speculate that local photoionization could be a viable explanation to solve the puzzle. </text:span><text:span text:style-name="T7"><text:line-break/></text:span><text:span text:style-name="T7"><text:line-break/></text:span><text:span text:style-name="T7"><text:line-break/></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style:font-name="Times New Roman" fo:font-size="12pt" fo:background-color="#ffffff"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 fo:font-size="18pt" fo:font-weight="bold" fo:background-color="#ffffff"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 fo:font-size="14pt" fo:font-style="italic" fo:font-weight="bold" fo:background-color="#ffffff"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 fo:font-size="12pt" fo:font-weight="bold" fo:background-color="#ffffff"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 fo:font-size="10pt" fo:font-weight="bold" fo:background-color="#ffffff"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 fo:font-size="8pt" fo:font-style="italic" fo:font-weight="bold" fo:background-color="#ffffff"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 fo:font-size="8pt" fo:font-weight="bold" fo:background-color="#ffffff" style:font-name-asian="Times New Roman" style:font-size-asian="11pt" style:font-weight-asian="bold" style:font-name-complex="Times New Roman"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margin-left="-0.0102in" fo:margin-right="0in" fo:text-indent="0in" style:auto-text-indent="false" fo:background-color="#ffffff">
        <style:background-image/>
      </style:paragraph-properties>
      <style:text-properties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ximity zone paper</dc:title>
    <meta:initial-creator/>
    <dc:creator/>
    <meta:editing-cycles>0</meta:editing-cycles>
    <meta:document-statistic meta:table-count="6" meta:image-count="0" meta:object-count="0" meta:page-count="3" meta:paragraph-count="32" meta:word-count="588" meta:character-count="4344"/>
  </office:meta>
</office:document-meta>
</file>